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>Practica 6:</text:p>
      <text:p text:style-name="PreformattedText"/>
      <text:p text:style-name="PreformattedText"/>
      <text:p text:style-name="PreformattedText">6.1:</text:p>
      <text:p text:style-name="PreformattedText">#!/bin/bash</text:p>
      <text:p text:style-name="PreformattedText">if [ $# -eq 2 ]; then</text:p>
      <text:p text:style-name="PreformattedText"><text:tab/>if [ -d $1 ]; then</text:p>
      <text:p text:style-name="PreformattedText"><text:tab/><text:tab/>if [ `expr $2 + 1 2&gt;/dev/null` ] ; then</text:p>
      <text:p text:style-name="PreformattedText"><text:tab/><text:tab/><text:tab/>find $1 -size -$2 &gt; archivosSizN.txt</text:p>
      <text:p text:style-name="PreformattedText"><text:tab/><text:tab/>else</text:p>
      <text:p text:style-name="PreformattedText"><text:tab/><text:tab/><text:tab/>echo "El numero<text:s/>introducido no es correcto"</text:p>
      <text:p text:style-name="PreformattedText"><text:tab/><text:tab/>fi</text:p>
      <text:p text:style-name="PreformattedText"><text:tab/>else</text:p>
      <text:p text:style-name="PreformattedText"><text:tab/><text:tab/>echo "No has introducido un directorio como primer parametro"</text:p>
      <text:p text:style-name="PreformattedText"><text:tab/>fi</text:p>
      <text:p text:style-name="PreformattedText">else</text:p>
      <text:p text:style-name="PreformattedText"><text:tab/>echo "Orden: ./6.1 &lt;directorio&gt; &lt;numero_entero&gt;"</text:p>
      <text:p text:style-name="PreformattedText">fi</text:p>
      <text:p text:style-name="PreformattedText"/>
      <text:p text:style-name="PreformattedText">6.2:</text:p>
      <text:p text:style-name="PreformattedText">#!/bin/bash</text:p>
      <text:p text:style-name="PreformattedText">if [ $# -eq 1 ]; then</text:p>
      <text:p text:style-name="PreformattedText"><text:tab/>if [ -d $1 ]; then</text:p>
      <text:p text:style-name="PreformattedText"><text:tab/><text:tab/>echo -e "Directorio:\n"</text:p>
      <text:p text:style-name="PreformattedText"><text:tab/><text:tab/>find $1 -type d</text:p>
      <text:p text:style-name="PreformattedText"><text:tab/><text:tab/>#ls -d $1</text:p>
      <text:p text:style-name="PreformattedText"><text:tab/><text:tab/>echo -e "\n\nEnlace:\n"</text:p>
      <text:p text:style-name="PreformattedText"><text:tab/><text:tab/>find $1 -type l</text:p>
      <text:p text:style-name="PreformattedText"><text:tab/><text:tab/>echo -e "\n\nArchivo regular:\n"</text:p>
      <text:p text:style-name="PreformattedText"><text:tab/><text:tab/>find $1 -type f</text:p>
      <text:p text:style-name="PreformattedText"><text:tab/>else</text:p>
      <text:p text:style-name="PreformattedText"><text:tab/><text:tab/>echo "El directorio introducido no es correcto."</text:p>
      <text:p text:style-name="PreformattedText"><text:tab/>fi</text:p>
      <text:p text:style-name="PreformattedText">else</text:p>
      <text:p text:style-name="PreformattedText"><text:tab/>echo "Uso: ./6.2 &lt;directorio&gt;"</text:p>
      <text:p text:style-name="PreformattedText">fi</text:p>
      <text:p text:style-name="PreformattedText"/>
      <text:p text:style-name="PreformattedText">6.3:</text:p>
      <text:p text:style-name="PreformattedText">#!/bin/bash</text:p>
      <text:p text:style-name="PreformattedText">tec=</text:p>
      <text:p text:style-name="PreformattedText">read -p<text:s/>"Introduce una tecla de la parte central: " tec</text:p>
      <text:p text:style-name="PreformattedText">case $tec in</text:p>
      <text:p text:style-name="PreformattedText"><text:tab/>[1234567890]) echo "Has introducido una tecla de la primera fila.";;</text:p>
      <text:p text:style-name="PreformattedText"><text:tab/>[QWERTYUIOPqwertyuiop]) echo "Has introducido una letra de la segunda fila.";;</text:p>
      <text:p text:style-name="PreformattedText"><text:tab/>[ASDFGHJKLÑasdfghjklñ]) echo "Has introducido una letra de la fila tres.";;</text:p>
      <text:p text:style-name="PreformattedText"><text:tab/>[ZXCVBNMzxcvbnm]) echo "Has introducido una letra de la cuarta fila.";;</text:p>
      <text:p text:style-name="PreformattedText"><text:tab/>*) echo "Has introducido un caracter especial.";;</text:p>
      <text:p text:style-name="PreformattedText">esac</text:p>
      <text:p text:style-name="PreformattedText"/>
      <text:p text:style-name="PreformattedText">tar cvzf fotos.tgz imagenes/ → Comprimir con targunzip</text:p>
      <text:p text:style-name="PreformattedText"/>
      <text:p text:style-name="PreformattedText">zip -r fotos.zip imagenes/ →<text:s/>Comprimir con zip</text:p>
      <text:p text:style-name="PreformattedText">unzip ../fotos.zip → Descomprimir</text:p>
      <text:p text:style-name="PreformattedText"/>
      <text:p text:style-name="PreformattedText">comando top → dentro de el podemos usar u para buscar por usuario, pulsamos la R para cambiar el orden y si pulsamos k nos pide un PID para matar un proceso</text:p>
      <text:p text:style-name="PreformattedText"/>
      <text:p text:style-name="PreformattedText">ps -auxefw jantonioruiz → Muestra informacion<text:s/>avanzada los procesos, como hemos<text:s/><text:soft-page-break/>puesto la u debemos seleccionar el usuario</text:p>
      <text:p text:style-name="PreformattedText">ps -auxefw jantonioruiz -o pid &gt; prueba.txt → Nos permite sacar la informacion solo una columna.</text:p>
      <text:p text:style-name="PreformattedText">6.4:</text:p>
      <text:p text:style-name="PreformattedText">#!/bin/bash</text:p>
      <text:p text:style-name="PreformattedText">mes=</text:p>
      <text:p text:style-name="PreformattedText">read -p "Introduce el numero o las 3 primeras letras del mes (minuscula): " mes</text:p>
      <text:p text:style-name="PreformattedText">case $mes in</text:p>
      <text:p text:style-name="PreformattedText"><text:tab/>ene|1) echo "Enero.";;</text:p>
      <text:p text:style-name="PreformattedText"><text:tab/>feb|2) echo "Febrero.";;</text:p>
      <text:p text:style-name="PreformattedText"><text:tab/>mar|3) echo "Marzo.";;</text:p>
      <text:p text:style-name="PreformattedText"><text:tab/>abr|4) echo "Abril.";;</text:p>
      <text:p text:style-name="PreformattedText"><text:tab/>may|5) echo "Mayo.";;</text:p>
      <text:p text:style-name="PreformattedText"><text:tab/>jun|6) echo "Junio.";;</text:p>
      <text:p text:style-name="PreformattedText"><text:tab/>jul|7) echo "Julio.";;</text:p>
      <text:p text:style-name="PreformattedText"><text:tab/>ago|8) echo "Agosto.";;</text:p>
      <text:p text:style-name="PreformattedText"><text:tab/>sep|9) echo "Septiembre.";;</text:p>
      <text:p text:style-name="PreformattedText"><text:tab/>oct|10) echo "Octubre.";;</text:p>
      <text:p text:style-name="PreformattedText"><text:tab/>nov|11) echo "Noviembre.";;</text:p>
      <text:p text:style-name="PreformattedText"><text:tab/>dic|12) echo "Diciembre.";;</text:p>
      <text:p text:style-name="PreformattedText"><text:tab/>*) echo "Error, no has introducido los datos correctamente.";;</text:p>
      <text:p text:style-name="PreformattedText">esac</text:p>
      <text:p text:style-name="PreformattedText"/>
      <text:p text:style-name="PreformattedText">6.5:</text:p>
      <text:p text:style-name="PreformattedText">#!/bin/bash</text:p>
      <text:p text:style-name="PreformattedText">num=</text:p>
      <text:p text:style-name="PreformattedText">while :</text:p>
      <text:p text:style-name="PreformattedText">do</text:p>
      <text:p text:style-name="PreformattedText"><text:tab/>read -p "Introduce un numero entre 1 y 10 para salir: " num</text:p>
      <text:p text:style-name="PreformattedText"><text:tab/>if [<text:s/>$num -ge 1 ] &amp;&amp; [ $num -le 10 ]; then</text:p>
      <text:p text:style-name="PreformattedText"><text:tab/><text:tab/>echo "Has introducido un numero de salida."</text:p>
      <text:p text:style-name="PreformattedText"><text:tab/><text:tab/>break</text:p>
      <text:p text:style-name="PreformattedText"><text:tab/>fi</text:p>
      <text:p text:style-name="PreformattedText">done</text:p>
      <text:p text:style-name="PreformattedText"/>
      <text:p text:style-name="PreformattedText">6.6:</text:p>
      <text:p text:style-name="PreformattedText">Para hacer que vaya mas lento o mas rapido solo tenemos que cambiar los valores de la variable INTERVAL a mas pequeña si queremos que sea mas rapida<text:s/>y a mas grande si queremos que sea mas lento.</text:p>
      <text:p text:style-name="PreformattedText"/>
      <text:p text:style-name="PreformattedText">6.7:</text:p>
      <text:p text:style-name="PreformattedText">#!/bin/bash</text:p>
      <text:p text:style-name="PreformattedText">_uso() {</text:p>
      <text:p text:style-name="PreformattedText"><text:tab/>echo "Uso: $0 &lt;tipo_shell&gt;"</text:p>
      <text:p text:style-name="PreformattedText">}</text:p>
      <text:p text:style-name="PreformattedText">if [ $# -eq 1 ]; then</text:p>
      <text:p text:style-name="PreformattedText"><text:tab/>cat /etc/passwd | grep -w $1 | cut -d':' -f1 | sort</text:p>
      <text:p text:style-name="PreformattedText">else</text:p>
      <text:p text:style-name="PreformattedText"><text:tab/>_uso</text:p>
      <text:p text:style-name="PreformattedText">fi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soft-page-break/>
      <text:p text:style-name="PreformattedText">6.8:</text:p>
      <text:p text:style-name="PreformattedText">#!/bin/bash</text:p>
      <text:p text:style-name="PreformattedText">_uso() {</text:p>
      <text:p text:style-name="PreformattedText"><text:tab/>echo "Uso: $0<text:s/>&lt;directorio/fichero&gt; &lt;directorio/fichero&gt;..."</text:p>
      <text:p text:style-name="PreformattedText">}</text:p>
      <text:p text:style-name="PreformattedText">_esdir() {</text:p>
      <text:p text:style-name="PreformattedText"><text:tab/>local d=$1</text:p>
      <text:p text:style-name="PreformattedText"><text:tab/>[ -d $d ] &amp;&amp; return 0 || return 1</text:p>
      <text:p text:style-name="PreformattedText">}</text:p>
      <text:p text:style-name="PreformattedText">_esfich() {</text:p>
      <text:p text:style-name="PreformattedText"><text:tab/>local f=$1<text:s/></text:p>
      <text:p text:style-name="PreformattedText"><text:tab/>[ -f $f ] &amp;&amp; return 0 || return 1</text:p>
      <text:p text:style-name="PreformattedText">}</text:p>
      <text:p text:style-name="PreformattedText">if [ $# -gt 0 ]; then</text:p>
      <text:p text:style-name="PreformattedText"><text:tab/>for x in $* ; do</text:p>
      <text:p text:style-name="PreformattedText"><text:tab/><text:tab/>if ! ( _esdir $x ) &amp;&amp; ! ( _esfich $x ); then</text:p>
      <text:p text:style-name="PreformattedText"><text:tab/><text:tab/><text:tab/>echo "No existen todos los ficheros o directorios que has indicado."</text:p>
      <text:p text:style-name="PreformattedText"><text:tab/><text:tab/><text:tab/>exit</text:p>
      <text:p text:style-name="PreformattedText"><text:tab/><text:tab/>fi</text:p>
      <text:p text:style-name="PreformattedText"><text:tab/>done</text:p>
      <text:p text:style-name="PreformattedText"><text:tab/>dir=~/CopiasSeguridad</text:p>
      <text:p text:style-name="PreformattedText"><text:tab/>nombre=copia`date +%y%m%d`.tgz</text:p>
      <text:p text:style-name="PreformattedText"><text:tab/>if ! ( _esdir $dir ); then</text:p>
      <text:p text:style-name="PreformattedText"><text:tab/><text:tab/>mkdir $dir</text:p>
      <text:p text:style-name="PreformattedText"><text:tab/>fi</text:p>
      <text:p text:style-name="PreformattedText"><text:tab/>tar cvzf $dir/$nombre $* &gt;/dev/null</text:p>
      <text:p text:style-name="PreformattedText"><text:tab/>echo "Su copia '$nombre'<text:s/>se ha realizado correctamente en $dir"<text:s/></text:p>
      <text:p text:style-name="PreformattedText">else</text:p>
      <text:p text:style-name="PreformattedText"><text:tab/>_uso</text:p>
      <text:p text:style-name="PreformattedText">Fi</text:p>
      <text:p text:style-name="PreformattedText"/>
      <text:p text:style-name="PreformattedText">6.9:</text:p>
      <text:p text:style-name="PreformattedText">#!/bin/bash</text:p>
      <text:p text:style-name="PreformattedText">_uso() {</text:p>
      <text:p text:style-name="PreformattedText"><text:tab/>echo "Uso: $0 &lt;dirname&gt; &lt;num_files&gt; &lt;basefilename&gt;"</text:p>
      <text:p text:style-name="PreformattedText">}</text:p>
      <text:p text:style-name="PreformattedText">_esdir() {</text:p>
      <text:p text:style-name="PreformattedText"><text:tab/>local d=$1</text:p>
      <text:p text:style-name="PreformattedText"><text:tab/>[ -d $d ] &amp;&amp; return 0 || return 1</text:p>
      <text:p text:style-name="PreformattedText">}</text:p>
      <text:p text:style-name="PreformattedText">if [ $# -eq 3 ]; then</text:p>
      <text:p text:style-name="PreformattedText"><text:tab/>if [ $2 -gt 0 ] &amp;&amp; [ $2 -lt 100 ]; then</text:p>
      <text:p text:style-name="PreformattedText"><text:tab/><text:tab/>if ! ( _esdir $1 ); then</text:p>
      <text:p text:style-name="PreformattedText"><text:tab/><text:tab/><text:tab/>mkdir -p $1</text:p>
      <text:p text:style-name="PreformattedText"><text:tab/><text:tab/><text:tab/>chmod u+rw $1</text:p>
      <text:p text:style-name="PreformattedText"><text:tab/><text:tab/>fi</text:p>
      <text:p text:style-name="PreformattedText"><text:tab/><text:tab/>for x in `seq -w 1 $2`; do</text:p>
      <text:p text:style-name="PreformattedText"><text:tab/><text:tab/><text:tab/>touch $1/"$3$x"</text:p>
      <text:p text:style-name="PreformattedText"><text:tab/><text:tab/>done</text:p>
      <text:p text:style-name="PreformattedText"><text:tab/><text:tab/>echo -e "Se han creado todos los archivos en $1.\n"</text:p>
      <text:p text:style-name="PreformattedText"><text:tab/><text:tab/>echo -e "Compruebelo usted mismo:\n"</text:p>
      <text:p text:style-name="PreformattedText"><text:tab/><text:tab/>ls -l $1</text:p>
      <text:p text:style-name="PreformattedText"><text:tab/>else</text:p>
      <text:p text:style-name="PreformattedText"><text:tab/><text:tab/>echo "No has introducido un numero correcto de archivos."<text:tab/></text:p>
      <text:p text:style-name="PreformattedText"><text:tab/>fi</text:p>
      <text:p text:style-name="PreformattedText">else</text:p>
      <text:p text:style-name="PreformattedText"><text:tab/>_uso</text:p>
      <text:p text:style-name="PreformattedText">f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 Ruiz Millan</dc:creator>
    <meta:creation-date>2015-12-06T14:46:00Z</meta:creation-date>
    <dc:date>2015-12-07T12:55:00Z</dc:date>
    <meta:template xlink:href="Normal.dotm" xlink:type="simple"/>
    <meta:editing-cycles>8</meta:editing-cycles>
    <meta:editing-duration>PT10860S</meta:editing-duration>
    <meta:document-statistic meta:page-count="3" meta:paragraph-count="7" meta:word-count="584" meta:character-count="3789" meta:row-count="26" meta:non-whitespace-character-count="3212"/>
  </office:meta>
</office:document-meta>
</file>